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alini.s1@globallogic-HP-ProBook-640-G4:~$ cd Sample5</text:p>
      <text:p text:style-name="Standard">shalini.s1@globallogic-HP-ProBook-640-G4:~/Sample5$ cucumber features/search.feature</text:p>
      <text:p text:style-name="Standard">/home/shalini.s1/Sample5/features/step_defination/search_steps.rb:16: `@.' is not allowed as an instance variable name</text:p>
      <text:p text:style-name="Standard">/home/shalini.s1/Sample5/features/step_defination/search_steps.rb:16: syntax error, unexpected end-of-input, expecting keyword_end</text:p>
      <text:p text:style-name="Standard"><text:tab/>@.press.click</text:p>
      <text:p text:style-name="Standard"><text:tab/>^ (SyntaxError)</text:p>
      <text:p text:style-name="Standard">/var/lib/gems/2.5.0/gems/cucumber-3.1.1/lib/cucumber/glue/registry_and_more.rb:107:in `load'</text:p>
      <text:p text:style-name="Standard">/var/lib/gems/2.5.0/gems/cucumber-3.1.1/lib/cucumber/glue/registry_and_more.rb:107:in `load_code_file'</text:p>
      <text:p text:style-name="Standard">/var/lib/gems/2.5.0/gems/cucumber-3.1.1/lib/cucumber/runtime/support_code.rb:144:in `load_file'</text:p>
      <text:p text:style-name="Standard">/var/lib/gems/2.5.0/gems/cucumber-3.1.1/lib/cucumber/runtime/support_code.rb:85:in `block in load_files!'</text:p>
      <text:p text:style-name="Standard">/var/lib/gems/2.5.0/gems/cucumber-3.1.1/lib/cucumber/runtime/support_code.rb:84:in `each'</text:p>
      <text:p text:style-name="Standard">/var/lib/gems/2.5.0/gems/cucumber-3.1.1/lib/cucumber/runtime/support_code.rb:84:in `load_files!'</text:p>
      <text:p text:style-name="Standard">/var/lib/gems/2.5.0/gems/cucumber-3.1.1/lib/cucumber/runtime.rb:272:in `load_step_definitions'</text:p>
      <text:p text:style-name="Standard">/var/lib/gems/2.5.0/gems/cucumber-3.1.1/lib/cucumber/runtime.rb:68:in `run!'</text:p>
      <text:p text:style-name="Standard">/var/lib/gems/2.5.0/gems/cucumber-3.1.1/lib/cucumber/cli/main.rb:34:in `execute!'</text:p>
      <text:p text:style-name="Standard">/var/lib/gems/2.5.0/gems/cucumber-3.1.1/bin/cucumber:9:in `&lt;top (required)&gt;'</text:p>
      <text:p text:style-name="Standard">/usr/local/bin/cucumber:23:in `load'</text:p>
      <text:p text:style-name="Standard">/usr/local/bin/cucumber:23:in `&lt;main&gt;'</text:p>
      <text:p text:style-name="Standard">shalini.s1@globallogic-HP-ProBook-640-G4:~/Sample5$ cucumber features/search.feature</text:p>
      <text:p text:style-name="Standard">Feature: Search feature</text:p>
      <text:p text:style-name="Standard"/>
      <text:p text:style-name="Standard"><text:s text:c="2"/>Scenario: Search scenario <text:s text:c="14"/># features/search.feature:2</text:p>
      <text:p text:style-name="Standard"><text:s text:c="4"/>Given I am on animal planet home page # features/step_defination/search_steps.rb:4</text:p>
      <text:p text:style-name="Standard"><text:s text:c="6"/>Net::ReadTimeout (Net::ReadTimeout)</text:p>
      <text:p text:style-name="Standard"><text:s text:c="6"/>./features/pages/search_page.rb:8:in `visit'</text:p>
      <text:p text:style-name="Standard"><text:s text:c="6"/>./features/step_defination/search_steps.rb:6:in `"I am on animal planet home page"'</text:p>
      <text:p text:style-name="Standard"><text:s text:c="6"/>features/search.feature:4:in `Given I am on animal planet home page'</text:p>
      <text:p text:style-name="Standard"><text:s text:c="4"/>And I check for glass icon <text:s text:c="11"/># features/step_defination/search_steps.rb:9</text:p>
      <text:p text:style-name="Standard"><text:s text:c="4"/>Then I click on glass icon <text:s text:c="11"/># features/step_defination/search_steps.rb:14</text:p>
      <text:p text:style-name="Standard"/>
      <text:p text:style-name="Standard">Failing Scenarios:</text:p>
      <text:p text:style-name="Standard">cucumber features/search.feature:2 # Scenario: Search scenario</text:p>
      <text:p text:style-name="Standard"/>
      <text:p text:style-name="Standard">1 scenario (1 failed)</text:p>
      <text:p text:style-name="Standard">3 steps (1 failed, 2 skipped)</text:p>
      <text:p text:style-name="Standard">1m0.081s</text:p>
      <text:p text:style-name="Standard">shalini.s1@globallogic-HP-ProBook-640-G4:~/Sample5$ cucumber features/search.feature</text:p>
      <text:p text:style-name="Standard">Feature: Search feature</text:p>
      <text:p text:style-name="Standard"/>
      <text:p text:style-name="Standard"><text:s text:c="2"/>Scenario: Search scenario <text:s text:c="14"/># features/search.feature:2</text:p>
      <text:p text:style-name="Standard"><text:s text:c="4"/>Given I am on animal planet home page # features/step_defination/search_steps.rb:4</text:p>
      <text:p text:style-name="Standard"><text:s text:c="4"/>And I check for glass icon <text:s text:c="11"/># features/step_defination/search_steps.rb:9</text:p>
      <text:p text:style-name="Standard"><text:s text:c="4"/>Then I click on glass icon <text:s text:c="11"/># features/step_defination/search_steps.rb:14</text:p>
      <text:p text:style-name="Standard"/>
      <text:p text:style-name="Standard">1 scenario (1 passed)</text:p>
      <text:p text:style-name="Standard">3 steps (3 passed)</text:p>
      <text:p text:style-name="Standard">0m6.045s</text:p>
      <text:p text:style-name="Standard">shalini.s1@globallogic-HP-ProBook-640-G4:~/Sample5$ cucumber features/search.feature</text:p>
      <text:p text:style-name="Standard"><text:soft-page-break/>Feature: Search feature</text:p>
      <text:p text:style-name="Standard"/>
      <text:p text:style-name="Standard"><text:s text:c="2"/>Scenario: Search scenario <text:s text:c="14"/># features/search.feature:2</text:p>
      <text:p text:style-name="Standard"><text:s text:c="4"/>Given I am on animal planet home page # features/step_defination/search_steps.rb:4</text:p>
      <text:p text:style-name="Standard"><text:s text:c="4"/>And I check for glass icon <text:s text:c="11"/># features/step_defination/search_steps.rb:9</text:p>
      <text:p text:style-name="Standard"><text:s text:c="6"/>no such window: target window already closed</text:p>
      <text:p text:style-name="Standard"><text:s text:c="6"/>from unknown error: web view not found</text:p>
      <text:p text:style-name="Standard"><text:s text:c="8"/>(Session info: chrome=76.0.3809.132)</text:p>
      <text:p text:style-name="Standard"><text:s text:c="8"/>(Driver info: chromedriver=2.41.578700 (2f1ed5f9343c13f73144538f15c00b370eda6706),platform=Linux 4.15.0-60-generic x86_64) (Selenium::WebDriver::Error::NoSuchWindowError)</text:p>
      <text:p text:style-name="Standard"><text:s text:c="6"/>./features/pages/search_page.rb:12:in `icon'</text:p>
      <text:p text:style-name="Standard"><text:s text:c="6"/>./features/step_defination/search_steps.rb:11:in `"I check for glass icon"'</text:p>
      <text:p text:style-name="Standard"><text:s text:c="6"/>features/search.feature:5:in `And I check for glass icon'</text:p>
      <text:p text:style-name="Standard"><text:s text:c="4"/>Then I click on glass icon <text:s text:c="11"/># features/step_defination/search_steps.rb:14</text:p>
      <text:p text:style-name="Standard"/>
      <text:p text:style-name="Standard">Failing Scenarios:</text:p>
      <text:p text:style-name="Standard">cucumber features/search.feature:2 # Scenario: Search scenario</text:p>
      <text:p text:style-name="Standard"/>
      <text:p text:style-name="Standard">1 scenario (1 failed)</text:p>
      <text:p text:style-name="Standard">3 steps (1 failed, 1 skipped, 1 passed)</text:p>
      <text:p text:style-name="Standard">0m25.737s</text:p>
      <text:p text:style-name="Standard">shalini.s1@globallogic-HP-ProBook-640-G4:~/Sample5$ cucumber features/search.feature</text:p>
      <text:p text:style-name="Standard">Feature: Search feature</text:p>
      <text:p text:style-name="Standard"/>
      <text:p text:style-name="Standard"><text:s text:c="2"/>Scenario: Search scenario <text:s text:c="14"/># features/search.feature:2</text:p>
      <text:p text:style-name="Standard"><text:s text:c="4"/>Given I am on animal planet home page # features/step_defination/search_steps.rb:4</text:p>
      <text:p text:style-name="Standard"><text:s text:c="4"/>And I check for glass icon <text:s text:c="11"/># features/step_defination/search_steps.rb:9</text:p>
      <text:p text:style-name="Standard"><text:s text:c="4"/>Then I click on glass icon <text:s text:c="11"/># features/step_defination/search_steps.rb:14</text:p>
      <text:p text:style-name="Standard"/>
      <text:p text:style-name="Standard">1 scenario (1 passed)</text:p>
      <text:p text:style-name="Standard">3 steps (3 passed)</text:p>
      <text:p text:style-name="Standard">0m18.620s</text:p>
      <text:p text:style-name="Standard">shalini.s1@globallogic-HP-ProBook-640-G4:~/Sample5$ cucumber features/search.feature</text:p>
      <text:p text:style-name="Standard">Feature: Search feature</text:p>
      <text:p text:style-name="Standard"/>
      <text:p text:style-name="Standard"><text:s text:c="2"/>Scenario: Search scenario <text:s text:c="14"/># features/search.feature:2</text:p>
      <text:p text:style-name="Standard"><text:s text:c="4"/>Given I am on animal planet home page # features/step_defination/search_steps.rb:4</text:p>
      <text:p text:style-name="Standard"><text:s text:c="4"/>And I check for glass icon <text:s text:c="11"/># features/step_defination/search_steps.rb:9</text:p>
      <text:p text:style-name="Standard"><text:s text:c="4"/>Then I click on glass icon <text:s text:c="11"/># features/step_defination/search_steps.rb:14</text:p>
      <text:p text:style-name="Standard"/>
      <text:p text:style-name="Standard">1 scenario (1 passed)</text:p>
      <text:p text:style-name="Standard">3 steps (3 passed)</text:p>
      <text:p text:style-name="Standard">0m34.129s</text:p>
      <text:p text:style-name="Standard">shalini.s1@globallogic-HP-ProBook-640-G4:~/Sample5$ cd</text:p>
      <text:p text:style-name="Standard">shalini.s1@globallogic-HP-ProBook-640-G4:~$ history</text:p>
      <text:p text:style-name="Standard"><text:s text:c="4"/>1 <text:s/>chromedriver --version</text:p>
      <text:p text:style-name="Standard"><text:s text:c="4"/>2 <text:s/>CHROME_DRIVER_VERSION='CURL -sS chromedriver.storage.googleapis.com/LATEST_RELEASE'</text:p>
      <text:p text:style-name="Standard"><text:s text:c="4"/>3 <text:s/>SELENIUM_STANDALONE_VERSION=3.4.0</text:p>
      <text:p text:style-name="Standard"><text:s text:c="4"/>4 <text:s/>SELENIUM_SUBDIR=$(echo "$SELENIUM_STANDALONE_VERSION" | cut -d"." -f -2)</text:p>
      <text:p text:style-name="Standard"><text:s text:c="4"/>5 <text:s/>sudo apt -get remove google -chrome -stable</text:p>
      <text:p text:style-name="Standard"><text:soft-page-break/><text:s text:c="4"/>6 <text:s/>sudo apt-get remove google-chrome-stable</text:p>
      <text:p text:style-name="Standard"><text:s text:c="4"/>7 <text:s/>rm ~/selenium-server-standalone-*.jar</text:p>
      <text:p text:style-name="Standard"><text:s text:c="4"/>8 <text:s/>rm ~/chromedriver_linux64.zip</text:p>
      <text:p text:style-name="Standard"><text:s text:c="4"/>9 <text:s/>sudo rm /usr/local/bin/chromedriver</text:p>
      <text:p text:style-name="Standard"><text:s text:c="3"/>10 <text:s/>sudo rm /usr/local/bin/selenium-server-standalone.jar</text:p>
      <text:p text:style-name="Standard"><text:s text:c="3"/>11 <text:s/>sudo apt-get update</text:p>
      <text:p text:style-name="Standard"><text:s text:c="3"/>12 <text:s/>sudo apt-get install -y unzip openjdk-8-jre-headless xvfb libxi6 libgconf-2-4</text:p>
      <text:p text:style-name="Standard"><text:s text:c="3"/>13 <text:s/>sudo curl -sS -o- https://dl-ssl.google.com/linux/linux_signing_key.pub | sudo apt -key add</text:p>
      <text:p text:style-name="Standard"><text:s text:c="3"/>14 <text:s/>sudo curl -sS -o- https://dl-ssl.google.com/linux/linux_signing_key.pub | sudo apt-key add</text:p>
      <text:p text:style-name="Standard"><text:s text:c="3"/>15 <text:s/>sudo curl -sS -o - https://dl-ssl.google.com/linux/linux_signing_key.pub | sudo apt-key add</text:p>
      <text:p text:style-name="Standard"><text:s text:c="3"/>16 <text:s/>sudo curl -sS -o - "https://dl-ssl.google.com/linux/linux_signing_key.pub" | sudo apt-key add</text:p>
      <text:p text:style-name="Standard"><text:s text:c="3"/>17 <text:s/>sudo apt update</text:p>
      <text:p text:style-name="Standard"><text:s text:c="3"/>18 <text:s/>sudo apt upgrade</text:p>
      <text:p text:style-name="Standard"><text:s text:c="3"/>19 <text:s/>sudo apt install curl</text:p>
      <text:p text:style-name="Standard"><text:s text:c="3"/>20 <text:s/>curl --version</text:p>
      <text:p text:style-name="Standard"><text:s text:c="3"/>21 <text:s/>sudo curl -sS -o - "https://dl-ssl.google.com/linux/linux_signing_key.pub" | sudo apt-key add</text:p>
      <text:p text:style-name="Standard"><text:s text:c="3"/>22 <text:s/>sudo echo "deb http://dl.google.com/linux/chrome/deb/ stable main" &gt;&gt; /etc/apt/sources.list.d/google-chrome.list</text:p>
      <text:p text:style-name="Standard"><text:s text:c="3"/>23 <text:s/>sudo echo "deb http://dl.google.com/linux/chrome/deb/ stable main" &gt;&gt; sudo /etc/apt/sources.list.d/google-chrome.list</text:p>
      <text:p text:style-name="Standard"><text:s text:c="3"/>24 <text:s/>sudo apt-get -y update</text:p>
      <text:p text:style-name="Standard"><text:s text:c="3"/>25 <text:s/>sudo apt-get -y install google-chrome-stable</text:p>
      <text:p text:style-name="Standard"><text:s text:c="3"/>26 <text:s/>ls -l /etc/apt/sources.list</text:p>
      <text:p text:style-name="Standard"><text:s text:c="3"/>27 <text:s/>sudo su -c "echo 'deb http://dl.google.com/linux/chrome/deb/ stable main" &gt;&gt; /etc/apt/sources.list.d/google-chrome.list </text:p>
      <text:p text:style-name="Standard"><text:s text:c="3"/>28 <text:s/>sudo su -c "echo 'deb http://www.duinsoft.nl/pkg debs all' &gt;&gt; /etc/apt/sources.list.d"</text:p>
      <text:p text:style-name="Standard"><text:s text:c="3"/>29 <text:s/>sudo apt-get -y update</text:p>
      <text:p text:style-name="Standard"><text:s text:c="3"/>30 <text:s/>sudo apt-get -y install google-chrome-stable</text:p>
      <text:p text:style-name="Standard"><text:s text:c="3"/>31 <text:s/>sudo echo "deb [arch=amd64] <text:s/>http://dl.google.com/linux/chrome/deb/ stable main" &gt;&gt; <text:s/>/etc/apt/sources.list.d/google-chrome.list</text:p>
      <text:p text:style-name="Standard"><text:s text:c="3"/>32 <text:s/>wget -N https://chromedriver.storage.googleapis.com/$CHROME_DRIVER_VERSION/chromedriver_linux64.zip -P ~/</text:p>
      <text:p text:style-name="Standard"><text:s text:c="3"/>33 <text:s/>wget -N http://chromedriver.storage.googleapis.com/$CHROME_DRIVER_VERSION/chromedriver_linux64.zip -P ~/</text:p>
      <text:p text:style-name="Standard"><text:s text:c="3"/>34 <text:s/>sudo chown root:root /etc/apt/sources.list</text:p>
      <text:p text:style-name="Standard"><text:s text:c="3"/>35 <text:s/>sudo chmod 644 /etc/apt/sources.list</text:p>
      <text:p text:style-name="Standard"><text:s text:c="3"/>36 <text:s/>sudo echo "deb http://dl.google.com/linux/chrome/deb/ stable main" &gt;&gt; <text:s/>/etc/apt/sources.list.d/google-chrome.list</text:p>
      <text:p text:style-name="Standard"><text:s text:c="3"/>37 <text:s/>sudo nano /etc/apt/sources.list</text:p>
      <text:p text:style-name="Standard"><text:s text:c="3"/>38 <text:s/>sudo curl -sS -o - https://dl-ssl.google.com/linux/linux_signing_key.pub | sudo apt-key add</text:p>
      <text:p text:style-name="Standard"><text:s text:c="3"/>39 <text:s/>sudo echo "deb [arch=amd64] http://dl.google.com/linux/chrome/deb stable main" &gt;&gt; /etc/apt/sources.list.d/google-chrome.list</text:p>
      <text:p text:style-name="Standard"><text:s text:c="3"/>40 <text:s/>sudo nano /etc/apt/sources.list</text:p>
      <text:p text:style-name="Standard"><text:s text:c="3"/>41 <text:s/>sudo echo "deb [arch=amd64] http://dl.google.com/linux/chrome/deb stable main" &gt;&gt; /etc/apt/sources.list.d/google-chrome.list</text:p>
      <text:p text:style-name="Standard"><text:s text:c="3"/>42 <text:s/>sudo echo 'deb http://www.duinsoft.nl/pkg debs all' &gt;&gt; sudo /etc/apt/sources.list</text:p>
      <text:p text:style-name="Standard"><text:s text:c="3"/>43 <text:s/>sudo echo "deb [arch=amd64] http://dl.google.com/linux/chrome/deb stable main" &gt;&gt; /etc/apt/sources.list.d/google-chrome.list</text:p>
      <text:p text:style-name="Standard"><text:s text:c="3"/>44 <text:s/>sudo nano /etc/apt/sources.list.d/google.list</text:p>
      <text:p text:style-name="Standard"><text:s text:c="3"/>45 <text:s/>sudo apt-get update</text:p>
      <text:p text:style-name="Standard"><text:s text:c="3"/>46 <text:s/>sudo echo "deb [arch=amd64] http://dl.google.com/linux/chrome/deb/ stable main" &gt;&gt; /etc/apt/sources.list.d/google-chrome.list</text:p>
      <text:p text:style-name="Standard"><text:soft-page-break/><text:s text:c="3"/>47 <text:s/>sudo apt-get -y update</text:p>
      <text:p text:style-name="Standard"><text:s text:c="3"/>48 <text:s/>sudo add-apt-repository ppa:webupd8team/y-ppa-manager</text:p>
      <text:p text:style-name="Standard"><text:s text:c="3"/>49 <text:s/>sudo apt-get update</text:p>
      <text:p text:style-name="Standard"><text:s text:c="3"/>50 <text:s/>google-chrome-stable</text:p>
      <text:p text:style-name="Standard"><text:s text:c="3"/>51 <text:s/>sudo nano /etc/apt/sources.list.d/google-chrome.list</text:p>
      <text:p text:style-name="Standard"><text:s text:c="3"/>52 <text:s/>wget https://dl.google.com/linux/linux_signing_key.pub</text:p>
      <text:p text:style-name="Standard"><text:s text:c="3"/>53 <text:s/>sudo apt-key add linux_signing_key.pub</text:p>
      <text:p text:style-name="Standard"><text:s text:c="3"/>54 <text:s/>sudo apt install google-chrome-beta</text:p>
      <text:p text:style-name="Standard"><text:s text:c="3"/>55 <text:s/>sudo apt-get -y update</text:p>
      <text:p text:style-name="Standard"><text:s text:c="3"/>56 <text:s/>gpg --list-key</text:p>
      <text:p text:style-name="Standard"><text:s text:c="3"/>57 <text:s/>gpg --export-secret-keys &gt; keyfile</text:p>
      <text:p text:style-name="Standard"><text:s text:c="3"/>58 <text:s/>ssh-keygen</text:p>
      <text:p text:style-name="Standard"><text:s text:c="3"/>59 <text:s/>clear</text:p>
      <text:p text:style-name="Standard"><text:s text:c="3"/>60 <text:s/>ssh-keygen -C shalini.s1@globallogic.com</text:p>
      <text:p text:style-name="Standard"><text:s text:c="3"/>61 <text:s/>ls</text:p>
      <text:p text:style-name="Standard"><text:s text:c="3"/>62 <text:s/>shalini.pub</text:p>
      <text:p text:style-name="Standard"><text:s text:c="3"/>63 <text:s/>vi shalini.pub</text:p>
      <text:p text:style-name="Standard"><text:s text:c="3"/>64 <text:s/>mv shalini ~/.ssh/</text:p>
      <text:p text:style-name="Standard"><text:s text:c="3"/>65 <text:s/>cd .ssh</text:p>
      <text:p text:style-name="Standard"><text:s text:c="3"/>66 <text:s/>ls</text:p>
      <text:p text:style-name="Standard"><text:s text:c="3"/>67 <text:s/>cd ..</text:p>
      <text:p text:style-name="Standard"><text:s text:c="3"/>68 <text:s/>mv shalini.pub ~/.ssh/</text:p>
      <text:p text:style-name="Standard"><text:s text:c="3"/>69 <text:s/>cd .ssh</text:p>
      <text:p text:style-name="Standard"><text:s text:c="3"/>70 <text:s/>ls</text:p>
      <text:p text:style-name="Standard"><text:s text:c="3"/>71 <text:s/>sudo echo "deb http://dl.google.com/linux/chrome/deb/ stable main" &gt;&gt; /etc/apt/sources.list.d/google-chrome.list</text:p>
      <text:p text:style-name="Standard"><text:s text:c="3"/>72 <text:s/>sudo echo "deb http://dl.google.com/linux/chrome/deb/ stable main" &gt;&gt; sudo /etc/apt/sources.list.d/google-chrome.list</text:p>
      <text:p text:style-name="Standard"><text:s text:c="3"/>73 <text:s/>sudo apt-get -y update</text:p>
      <text:p text:style-name="Standard"><text:s text:c="3"/>74 <text:s/>sudo apt-get -y install google-chrome-stable</text:p>
      <text:p text:style-name="Standard"><text:s text:c="3"/>75 <text:s/>wget -N http://chromedriver.storage.googleapis.com/$CHROME_DRIVER_VERSION/chromedriver_linux64.zip -P ~/</text:p>
      <text:p text:style-name="Standard"><text:s text:c="3"/>76 <text:s/>unzip ~/chromedriver_linux64.zip -d ~/</text:p>
      <text:p text:style-name="Standard"><text:s text:c="3"/>77 <text:s/>wget -N http://chromedriver.storage.googleapis.com/$CHROME_DRIVER_VERSION/chromedriver_linux64.zip -P ~/</text:p>
      <text:p text:style-name="Standard"><text:s text:c="3"/>78 <text:s/>wget http://www.icerts.com/images/logo.jpg --header "Referer: www.icerts.com"</text:p>
      <text:p text:style-name="Standard"><text:s text:c="3"/>79 <text:s/>wget -N http://chromedriver.storage.googleapis.com/$CHROME_DRIVER_VERSION/chromedriver_linux64.zip -P ~/</text:p>
      <text:p text:style-name="Standard"><text:s text:c="3"/>80 <text:s/>cd</text:p>
      <text:p text:style-name="Standard"><text:s text:c="3"/>81 <text:s/>unzip ~/chromedriver_linux64.zip -d ~/</text:p>
      <text:p text:style-name="Standard"><text:s text:c="3"/>82 <text:s/>cd Downloads</text:p>
      <text:p text:style-name="Standard"><text:s text:c="3"/>83 <text:s/>unzip ~/chromedriver_linux64.zip -d ~/</text:p>
      <text:p text:style-name="Standard"><text:s text:c="3"/>84 <text:s/>rm ~/chromedriver_linux64.zip</text:p>
      <text:p text:style-name="Standard"><text:s text:c="3"/>85 <text:s/>sudo mv -f ~/chromedriver /usr/local/bin/chromedriver</text:p>
      <text:p text:style-name="Standard"><text:s text:c="3"/>86 <text:s/>rm ~/chromedriver /usr/local/bin/chromedriver</text:p>
      <text:p text:style-name="Standard"><text:s text:c="3"/>87 <text:s/>sudo mv -f ~/chromedriver /usr/local/bin/chromedriver</text:p>
      <text:p text:style-name="Standard"><text:s text:c="3"/>88 <text:s/>cd ..</text:p>
      <text:p text:style-name="Standard"><text:s text:c="3"/>89 <text:s/>wget https://chromedriver.storage.googleapis.com/2.41/chromedriver_linux64.zip</text:p>
      <text:p text:style-name="Standard"><text:s text:c="3"/>90 <text:s/>unzip chromedriver_linux64.zip</text:p>
      <text:p text:style-name="Standard"><text:s text:c="3"/>91 <text:s/>chromedriver -v</text:p>
      <text:p text:style-name="Standard"><text:s text:c="3"/>92 <text:s/>sudo mv chromedriver /usr/bin/chromedriver</text:p>
      <text:p text:style-name="Standard"><text:s text:c="3"/>93 <text:s/>sudo chown root:root /usr/bin/chromedriver</text:p>
      <text:p text:style-name="Standard"><text:soft-page-break/><text:s text:c="3"/>94 <text:s/>sudo chmod +x /usr/bin/chromedriver</text:p>
      <text:p text:style-name="Standard"><text:s text:c="3"/>95 <text:s/>chromedriver -v</text:p>
      <text:p text:style-name="Standard"><text:s text:c="3"/>96 <text:s/>wget https://selenium-release.storage.googleapis.com/3.13/selenium-server-standalone-3.13.0.jar</text:p>
      <text:p text:style-name="Standard"><text:s text:c="3"/>97 <text:s/>wget http://www.java2s.com/Code/JarDownload/testng/testng-6.8.7.jar.zip</text:p>
      <text:p text:style-name="Standard"><text:s text:c="3"/>98 <text:s/>unzip testng-6.8.7.jar.zip</text:p>
      <text:p text:style-name="Standard"><text:s text:c="3"/>99 <text:s/>xvfb-run java -Dwebdriver.chrome.driver=/usr/bin/chromedriver -jar selenium-server-standalone.jar</text:p>
      <text:p text:style-name="Standard"><text:s text:c="2"/>100 <text:s/>selenium-webdriver --version</text:p>
      <text:p text:style-name="Standard"><text:s text:c="2"/>101 <text:s/>xvfb-run java -Dwebdriver.chrome.driver=/usr/bin/chromedriver -jar selenium-server-standalone.jar</text:p>
      <text:p text:style-name="Standard"><text:s text:c="2"/>102 <text:s/>wget -qO - https://download.sublimetext.com/sublimehq-pub.gpg | sudo apt-key add -</text:p>
      <text:p text:style-name="Standard"><text:s text:c="2"/>103 <text:s/>sudo chown root:root /usr/local/bin/selenium-server-standalone.jar</text:p>
      <text:p text:style-name="Standard"><text:s text:c="2"/>104 <text:s/>sudo mv -f ~/selenium-server-standalone-$SELENIUM_STANDALONE_VERSION.jar /usr/local/bin/selenium-server-standalone.jar</text:p>
      <text:p text:style-name="Standard"><text:s text:c="2"/>105 <text:s/>ls</text:p>
      <text:p text:style-name="Standard"><text:s text:c="2"/>106 <text:s/>sudo mv -f selenium-server-standalone-3.13.0.jar /usr/local/bin/selenium-server-standalone-3.13.0.jar</text:p>
      <text:p text:style-name="Standard"><text:s text:c="2"/>107 <text:s/>ls</text:p>
      <text:p text:style-name="Standard"><text:s text:c="2"/>108 <text:s/>sudo chown root:root /usr/local/bin/selenium-server-standalone-3.13.0.jar</text:p>
      <text:p text:style-name="Standard"><text:s text:c="2"/>109 <text:s/>sudo chmod 0755 /usr/local/bin/selenium-server-standalone-3.13.0.jar</text:p>
      <text:p text:style-name="Standard"><text:s text:c="2"/>110 <text:s/>echo "deb https://download.sublimetext.com/ apt/stable/" | sudo tee /etc/apt/sources.list.d/sublime-text.list</text:p>
      <text:p text:style-name="Standard"><text:s text:c="2"/>111 <text:s/>sudo apt-get update</text:p>
      <text:p text:style-name="Standard"><text:s text:c="2"/>112 <text:s/>sudo apt-get install sublime-text</text:p>
      <text:p text:style-name="Standard"><text:s text:c="2"/>113 <text:s/>history</text:p>
      <text:p text:style-name="Standard"><text:s text:c="2"/>114 <text:s/>sudo apt install gnupg</text:p>
      <text:p text:style-name="Standard"><text:s text:c="2"/>115 <text:s/>gpg --keyserver hkp://pool.sks-keyservers.net --recv-keys 409B6B1796C275462A1703113804BB82D39DC0E3 7D2BAF1CF37B13E2069D6956105BD0E739499BDB</text:p>
      <text:p text:style-name="Standard"><text:s text:c="2"/>116 <text:s/>sudo apt install software-properties-common</text:p>
      <text:p text:style-name="Standard"><text:s text:c="2"/>117 <text:s/>sudo apt-add-repository -y ppa:rael-gc/rvm</text:p>
      <text:p text:style-name="Standard"><text:s text:c="2"/>118 <text:s/>sudo apt update</text:p>
      <text:p text:style-name="Standard"><text:s text:c="2"/>119 <text:s/>sudo apt install rvm</text:p>
      <text:p text:style-name="Standard"><text:s text:c="2"/>120 <text:s/>rvm install 2.5.1</text:p>
      <text:p text:style-name="Standard"><text:s text:c="2"/>121 <text:s/>rvm -v</text:p>
      <text:p text:style-name="Standard"><text:s text:c="2"/>122 <text:s/>ruby -v</text:p>
      <text:p text:style-name="Standard"><text:s text:c="2"/>123 <text:s/>sudo apt install ruby</text:p>
      <text:p text:style-name="Standard"><text:s text:c="2"/>124 <text:s/>ruby -v</text:p>
      <text:p text:style-name="Standard"><text:s text:c="2"/>125 <text:s/>sudo update --system</text:p>
      <text:p text:style-name="Standard"><text:s text:c="2"/>126 <text:s/>gem update --system</text:p>
      <text:p text:style-name="Standard"><text:s text:c="2"/>127 <text:s/>sudo gem update --system</text:p>
      <text:p text:style-name="Standard"><text:s text:c="2"/>128 <text:s/>sudo gem install rspec</text:p>
      <text:p text:style-name="Standard"><text:s text:c="2"/>129 <text:s/>sudo gem install selenium-webdriver</text:p>
      <text:p text:style-name="Standard"><text:s text:c="2"/>130 <text:s/>sudo apt-get update</text:p>
      <text:p text:style-name="Standard"><text:s text:c="2"/>131 <text:s/>sudo apt-get install cucumber</text:p>
      <text:p text:style-name="Standard"><text:s text:c="2"/>132 <text:s/>man cucumber</text:p>
      <text:p text:style-name="Standard"><text:s text:c="2"/>133 <text:s/>cucumber --version</text:p>
      <text:p text:style-name="Standard"><text:s text:c="2"/>134 <text:s/>history</text:p>
      <text:p text:style-name="Standard"><text:s text:c="2"/>135 <text:s/>cd Documents</text:p>
      <text:p text:style-name="Standard"><text:s text:c="2"/>136 <text:s/>ruby launchbrowser.rb</text:p>
      <text:p text:style-name="Standard"><text:s text:c="2"/>137 <text:s/>sudo apt-get install selenium-webdriver</text:p>
      <text:p text:style-name="Standard"><text:soft-page-break/><text:s text:c="2"/>138 <text:s/>ruby launchbrowser.rb</text:p>
      <text:p text:style-name="Standard"><text:s text:c="2"/>139 <text:s/>history</text:p>
      <text:p text:style-name="Standard"><text:s text:c="2"/>140 <text:s/>apt-get update &amp;&amp; apt-get upgrade</text:p>
      <text:p text:style-name="Standard"><text:s text:c="2"/>141 <text:s/>sudo apt-get update &amp;&amp; apt-get upgrade</text:p>
      <text:p text:style-name="Standard"><text:s text:c="2"/>142 <text:s/>sudo apt-get install default-jdk</text:p>
      <text:p text:style-name="Standard"><text:s text:c="2"/>143 <text:s/>java -version</text:p>
      <text:p text:style-name="Standard"><text:s text:c="2"/>144 <text:s/>history</text:p>
      <text:p text:style-name="Standard"><text:s text:c="2"/>145 <text:s/>sudo JAVA_HOME="/usr/lib/jvm/open-jdk"</text:p>
      <text:p text:style-name="Standard"><text:s text:c="2"/>146 <text:s/>JAVA_HOME="/usr/lib/jvm/open-jdk"</text:p>
      <text:p text:style-name="Standard"><text:s text:c="2"/>147 <text:s/>echo $JAVA_HOME</text:p>
      <text:p text:style-name="Standard"><text:s text:c="2"/>148 <text:s/>export PATH=$PATH:JAVA_HOME/bin</text:p>
      <text:p text:style-name="Standard"><text:s text:c="2"/>149 <text:s/>echo $PATH</text:p>
      <text:p text:style-name="Standard"><text:s text:c="2"/>150 <text:s/>history</text:p>
      <text:p text:style-name="Standard"><text:s text:c="2"/>151 <text:s/>java -version</text:p>
      <text:p text:style-name="Standard"><text:s text:c="2"/>152 <text:s/>echo $JAVA_HOME</text:p>
      <text:p text:style-name="Standard"><text:s text:c="2"/>153 <text:s/>sudo JAVA_HOME="/usr/lib/jvm/open-jdk"</text:p>
      <text:p text:style-name="Standard"><text:s text:c="2"/>154 <text:s/>sudo nano /etc/profile</text:p>
      <text:p text:style-name="Standard"><text:s text:c="2"/>155 <text:s/>java -version</text:p>
      <text:p text:style-name="Standard"><text:s text:c="2"/>156 <text:s/>. /etc/profile</text:p>
      <text:p text:style-name="Standard"><text:s text:c="2"/>157 <text:s/>java -version</text:p>
      <text:p text:style-name="Standard"><text:s text:c="2"/>158 <text:s/>udo update-alternatives --install "/usr/bin/java" "java" "&lt;Directory where JAVA has been extracted&gt;/bin/java" 1</text:p>
      <text:p text:style-name="Standard"><text:s text:c="2"/>159 <text:s/>history</text:p>
      <text:p text:style-name="Standard"><text:s text:c="2"/>160 <text:s/>sudo tar -xvf jdk-8u5-linux-i586.tar.gz</text:p>
      <text:p text:style-name="Standard"><text:s text:c="2"/>161 <text:s/>history</text:p>
      <text:p text:style-name="Standard"><text:s text:c="2"/>162 <text:s/>java -version</text:p>
      <text:p text:style-name="Standard"><text:s text:c="2"/>163 <text:s/>sudo nano /etc/profile</text:p>
      <text:p text:style-name="Standard"><text:s text:c="2"/>164 <text:s/>. /etc/profile</text:p>
      <text:p text:style-name="Standard"><text:s text:c="2"/>165 <text:s/>sudo . /etc/profile</text:p>
      <text:p text:style-name="Standard"><text:s text:c="2"/>166 <text:s/>sudo. /etc/profile</text:p>
      <text:p text:style-name="Standard"><text:s text:c="2"/>167 <text:s/>. /etc/profile</text:p>
      <text:p text:style-name="Standard"><text:s text:c="2"/>168 <text:s/>sudo nano /etc/profile</text:p>
      <text:p text:style-name="Standard"><text:s text:c="2"/>169 <text:s/>. /etc/profile</text:p>
      <text:p text:style-name="Standard"><text:s text:c="2"/>170 <text:s/>sudo update-alternatives --install "/usr/bin/java" "java" "/home/shalini.s1/Downloads/jdk1.8.0_221/bin/java" 1</text:p>
      <text:p text:style-name="Standard"><text:s text:c="2"/>171 <text:s/>sudo update-alternatives --install "/usr/bin/javac" "javac" "/home/shalini.s1/Downloads/jdk1.8.0_221/bin/javac" 1</text:p>
      <text:p text:style-name="Standard"><text:s text:c="2"/>172 <text:s/>sudo update-alternatives --install "/usr/bin/javaws" "javaws" "/home/shalini.s1/Downloads/jdk1.8.0_221/bin/javaws" 1</text:p>
      <text:p text:style-name="Standard"><text:s text:c="2"/>173 <text:s/>java -version</text:p>
      <text:p text:style-name="Standard"><text:s text:c="2"/>174 <text:s/>history</text:p>
      <text:p text:style-name="Standard"><text:s text:c="2"/>175 <text:s/>sudo nano /etc/profile</text:p>
      <text:p text:style-name="Standard"><text:s text:c="2"/>176 <text:s/>. /etc/profile</text:p>
      <text:p text:style-name="Standard"><text:s text:c="2"/>177 <text:s/>sudo update-alternatives --install "/usr/bin/java" "java" "/home/shalini.s1/Downloads/jdk1.8.0/bin/java" </text:p>
      <text:p text:style-name="Standard"><text:s text:c="2"/>178 <text:s/>sudo update-alternatives --install "/usr/bin/java" "java" "/home/shalini.s1/Downloads/jdk1.8.0_221/bin/java" </text:p>
      <text:p text:style-name="Standard"><text:s text:c="2"/>179 <text:s/>sudo update-alternatives --install "/usr/bin/javac" "javac" "/home/shalini.s1/Downloads/jdk1.8.0_221/bin/javac" </text:p>
      <text:p text:style-name="Standard"><text:s text:c="2"/>180 <text:s/>sudo update-alternatives --install "/usr/bin/javaws" "javaws" "/home/shalini.s1/Downloads/jdk1.8.0_221/bin/javaws" </text:p>
      <text:p text:style-name="Standard"><text:s text:c="2"/>181 <text:s/>java -version</text:p>
      <text:p text:style-name="Standard"><text:soft-page-break/><text:s text:c="2"/>182 <text:s/>sudo nano /etc/profile</text:p>
      <text:p text:style-name="Standard"><text:s text:c="2"/>183 <text:s/>. /etc/profile</text:p>
      <text:p text:style-name="Standard"><text:s text:c="2"/>184 <text:s/>sudo update-alternatives --install "/usr/bin/java" "java" "/home/shalini.s1.Downloads/jdk1.8.0_221/bin/java" 1</text:p>
      <text:p text:style-name="Standard"><text:s text:c="2"/>185 <text:s/>sudo update-alternatives --install "/usr/bin/java" "java" "/home/shalini.s1/Downloads/jdk1.8.0_221/bin/java" 1</text:p>
      <text:p text:style-name="Standard"><text:s text:c="2"/>186 <text:s/>sudo update-alternatives --install "/usr/bin/javac" "javac" "/home/shalini.s1/Downloads/jdk1.8.0_221/bin/javac" 1</text:p>
      <text:p text:style-name="Standard"><text:s text:c="2"/>187 <text:s/>sudo update-alternatives --install "/usr/bin/javaws" "javaws" "/home/shalini.s1/Downloads/jdk1.8.0_221/bin/javaws" 1</text:p>
      <text:p text:style-name="Standard"><text:s text:c="2"/>188 <text:s/>java -version</text:p>
      <text:p text:style-name="Standard"><text:s text:c="2"/>189 <text:s/>sudo nano /etc/profile</text:p>
      <text:p text:style-name="Standard"><text:s text:c="2"/>190 <text:s/>. /etc/profile</text:p>
      <text:p text:style-name="Standard"><text:s text:c="2"/>191 <text:s/>sudo update-alternatives --install "/usr/bin/java" "java" "/home/shalini.s1/Downloads/jdk-8u221-linux-x64/jdk1.8.0_221/bin/java" 1</text:p>
      <text:p text:style-name="Standard"><text:s text:c="2"/>192 <text:s/>java -version</text:p>
      <text:p text:style-name="Standard"><text:s text:c="2"/>193 <text:s/>sudo update-alternatives --install "/usr/bin/java" "java" "/home/shalini.s1/Downloads/jdk-8u221-linux-x64/jdk1.8.0_221/bin/java" 1</text:p>
      <text:p text:style-name="Standard"><text:s text:c="2"/>194 <text:s/>sudo update-alternatives --install "/usr/bin/javac" "javac" "/home/shalini.s1/Downloads/jdk-8u221-linux-x64/jdk1.8.0_221/bin/javac" 1</text:p>
      <text:p text:style-name="Standard"><text:s text:c="2"/>195 <text:s/>java -version</text:p>
      <text:p text:style-name="Standard"><text:s text:c="2"/>196 <text:s/>sudo update-alternatives --install "/usr/bin/javac" "javac" "/home/shalini.s1/Downloads/jdk-8u221-linux-x64/jdk1.8.0_221/bin/javac" 1</text:p>
      <text:p text:style-name="Standard"><text:s text:c="2"/>197 <text:s/>sudo update-alternatives --install "/usr/bin/javaws" "javaws" "/home/shalini.s1/Downloads/jdk-8u221-linux-x64/jdk1.8.0_221/bin/javaws" 1</text:p>
      <text:p text:style-name="Standard"><text:s text:c="2"/>198 <text:s/>java -version</text:p>
      <text:p text:style-name="Standard"><text:s text:c="2"/>199 <text:s/>sudo apt update</text:p>
      <text:p text:style-name="Standard"><text:s text:c="2"/>200 <text:s/>sudo apt install openjdk-1.8-jdk</text:p>
      <text:p text:style-name="Standard"><text:s text:c="2"/>201 <text:s/>sudo apt install openjdk-8-jdk</text:p>
      <text:p text:style-name="Standard"><text:s text:c="2"/>202 <text:s/>sudo add-apt-repository ppa:linuxuprising/java</text:p>
      <text:p text:style-name="Standard"><text:s text:c="2"/>203 <text:s/>sudo apt update</text:p>
      <text:p text:style-name="Standard"><text:s text:c="2"/>204 <text:s/>sudo apt install oracle-java11-installer</text:p>
      <text:p text:style-name="Standard"><text:s text:c="2"/>205 <text:s/>java -version</text:p>
      <text:p text:style-name="Standard"><text:s text:c="2"/>206 <text:s/>apt-get install default-jdk</text:p>
      <text:p text:style-name="Standard"><text:s text:c="2"/>207 <text:s/>sudo apt-get install default-jdk</text:p>
      <text:p text:style-name="Standard"><text:s text:c="2"/>208 <text:s/>tar -zxf jdk-11.0.1_linux-x64_bin.tar.gz -C /opt/java</text:p>
      <text:p text:style-name="Standard"><text:s text:c="2"/>209 <text:s/>sudo tar -zxf jdk-11.0.1_linux-x64_bin.tar.gz -C /opt/java</text:p>
      <text:p text:style-name="Standard"><text:s text:c="2"/>210 <text:s/>sudo nano /etc/profile</text:p>
      <text:p text:style-name="Standard"><text:s text:c="2"/>211 <text:s/>. /etc/profile</text:p>
      <text:p text:style-name="Standard"><text:s text:c="2"/>212 <text:s/>sudo update-alternatives --install "/usr/bin/java" "java" "/home/shalini.s1/Downloads//bin/java" 1</text:p>
      <text:p text:style-name="Standard"><text:s text:c="2"/>213 <text:s/>sudo nano /etc/profile</text:p>
      <text:p text:style-name="Standard"><text:s text:c="2"/>214 <text:s/>sudo update-alternatives --install "/usr/bin/java" "java" "/home/shalini.s1/Downloads/jdk-8u221-linux-x64.tar.gz/jdk1.8.0_221/bin/java" 1</text:p>
      <text:p text:style-name="Standard"><text:s text:c="2"/>215 <text:s/>sudo update-alternatives --install "/usr/bin/java" "java" "home/shalini.s1/Downloads/jdk-8u221-linux-x64.tar.gz/jdk1.8.0_221/bin/java" 1</text:p>
      <text:p text:style-name="Standard"><text:s text:c="2"/>216 <text:s/>sudo update-alternatives --install "/usr/bin/java" "java" "/home/shalini.s1/Downloads/jdk1.8.0_221/bin/java" 1</text:p>
      <text:p text:style-name="Standard"><text:s text:c="2"/>217 <text:s/>sudo rm -rf /usr/lib/jvm/*</text:p>
      <text:p text:style-name="Standard"><text:s text:c="2"/>218 <text:s/>sudo nano /etc/profile</text:p>
      <text:p text:style-name="Standard"><text:s text:c="2"/>219 <text:s/>. /etc/profile</text:p>
      <text:p text:style-name="Standard"><text:s text:c="2"/>220 <text:s/>/home/shalini.s1/Downloads/jdk-8u221-linux-x64/jdk1.8.0_221</text:p>
      <text:p text:style-name="Standard"><text:soft-page-break/><text:s text:c="2"/>221 <text:s/>sudo update-alternatives --install "/usr/bin/java" "java" "/home/shalini.s1/Downloads/jdk-8u221-linux-x64/jdk1.8.0_221/bin/java" 1</text:p>
      <text:p text:style-name="Standard"><text:s text:c="2"/>222 <text:s/>. /etc/profile</text:p>
      <text:p text:style-name="Standard"><text:s text:c="2"/>223 <text:s/>sudo nano /etc/profile</text:p>
      <text:p text:style-name="Standard"><text:s text:c="2"/>224 <text:s/>sudo update-alternatives --install "/usr/bin/java" "java" "/home/shalini.s1/Downloads/jdk-8u221-linux-x64/jdk</text:p>
      <text:p text:style-name="Standard"><text:s text:c="2"/>225 <text:s/>sudo update-alternatives --install "/usr/bin/java" "java" "/home/shalini.s1/Downloads/jdk-8u221-linux-x64/jdk1.8.0_221" 1</text:p>
      <text:p text:style-name="Standard"><text:s text:c="2"/>226 <text:s/>sudo update-alternatives --install "/usr/bin/java" "java" "/home/shalini.s1/Downloads/jdk-8u221-linux-x64/jdk1.8.0_221/" 1</text:p>
      <text:p text:style-name="Standard"><text:s text:c="2"/>227 <text:s/>sudo nano /etc/profile</text:p>
      <text:p text:style-name="Standard"><text:s text:c="2"/>228 <text:s/>. /etc/profile</text:p>
      <text:p text:style-name="Standard"><text:s text:c="2"/>229 <text:s/>sudo update-alternatives --set java &lt;/home/shalini.s1/Downloads/jdk-8u221-linux-x64.tar.gz/jdk1.8.0_221&gt;/bin/java</text:p>
      <text:p text:style-name="Standard"><text:s text:c="2"/>230 <text:s/>sudo update-alternatives --set java /home/shalini.s1/Downloads/jdk-8u221-linux-x64.tar.gz/jdk1.8.0_221/bin/java</text:p>
      <text:p text:style-name="Standard"><text:s text:c="2"/>231 <text:s/>sudo update-alternatives --set java &lt;/home/shalini.s1/Downloads/jdk-8u221-linux-x64.tar.gz/jdk1.8.0_221&gt;</text:p>
      <text:p text:style-name="Standard"><text:s text:c="2"/>232 <text:s/>sudo update-alternatives --set java /home/shalini.s1/Downloads/jdk-8u221-linux-x64.tar.gz/jdk1.8.0_221/bin/java</text:p>
      <text:p text:style-name="Standard"><text:s text:c="2"/>233 <text:s/>sudo update-alternatives --set java &lt;/home/shalini.s1/Downloads/jdk-8u221-linux-x64.tar.gz/jdk1.8.0_221&gt;/bin/java</text:p>
      <text:p text:style-name="Standard"><text:s text:c="2"/>234 <text:s/>wget -q -O - https://pkg.jenkins.io/debian/jenkins.io.key | sudo apt-key add -</text:p>
      <text:p text:style-name="Standard"><text:s text:c="2"/>235 <text:s/>deb https://pkg.jenkins.io/debian binary/</text:p>
      <text:p text:style-name="Standard"><text:s text:c="2"/>236 <text:s/>sudo apt-get update</text:p>
      <text:p text:style-name="Standard"><text:s text:c="2"/>237 <text:s/>sudo apt-get install jenkins</text:p>
      <text:p text:style-name="Standard"><text:s text:c="2"/>238 <text:s/>wget -q -O - https://pkg.jenkins.io/debian/jenkins.io.key | sudo apt-key add -</text:p>
      <text:p text:style-name="Standard"><text:s text:c="2"/>239 <text:s/>sudo sh -c 'echo deb http://pkg.jenkins.io/debian-stable binary/ &gt; /etc/apt/sources.list.d/jenkins.list'</text:p>
      <text:p text:style-name="Standard"><text:s text:c="2"/>240 <text:s/>sudo apt updatesudo </text:p>
      <text:p text:style-name="Standard"><text:s text:c="2"/>241 <text:s/>sudo apt updatesudo apt install jenkins</text:p>
      <text:p text:style-name="Standard"><text:s text:c="2"/>242 <text:s/>sudo apt update</text:p>
      <text:p text:style-name="Standard"><text:s text:c="2"/>243 <text:s/>sudo apt install jenkins</text:p>
      <text:p text:style-name="Standard"><text:s text:c="2"/>244 <text:s/>sudo apt update</text:p>
      <text:p text:style-name="Standard"><text:s text:c="2"/>245 <text:s/>sudo apt install jenkins</text:p>
      <text:p text:style-name="Standard"><text:s text:c="2"/>246 <text:s/>sudo apt-get update</text:p>
      <text:p text:style-name="Standard"><text:s text:c="2"/>247 <text:s/>sudo apt-get install -y unzip xvfb libxi6 libgconf-2-4</text:p>
      <text:p text:style-name="Standard"><text:s text:c="2"/>248 <text:s/>sudo apt-get update</text:p>
      <text:p text:style-name="Standard"><text:s text:c="2"/>249 <text:s/>sudo apt-get install -y unzip xvfb libxi6 libgconf-2-4</text:p>
      <text:p text:style-name="Standard"><text:s text:c="2"/>250 <text:s/>sudo apt-get install default-jdk </text:p>
      <text:p text:style-name="Standard"><text:s text:c="2"/>251 <text:s/>java -version</text:p>
      <text:p text:style-name="Standard"><text:s text:c="2"/>252 <text:s/>sudo update-alternatives --remove "java" </text:p>
      <text:p text:style-name="Standard"><text:s text:c="2"/>253 <text:s/>update-alternatives --help</text:p>
      <text:p text:style-name="Standard"><text:s text:c="2"/>254 <text:s/>sudo update-alternatives --remove "java" "/usr/lib/jvm/jdk/bin/java"</text:p>
      <text:p text:style-name="Standard"><text:s text:c="2"/>255 <text:s/>. /etc/profile</text:p>
      <text:p text:style-name="Standard"><text:s text:c="2"/>256 <text:s/>sudo nano /etc/profile</text:p>
      <text:p text:style-name="Standard"><text:s text:c="2"/>257 <text:s/>sudo apt-get remove openjdk</text:p>
      <text:p text:style-name="Standard"><text:s text:c="2"/>258 <text:s/>sudo apt-get remove --auto-remove openjdk*</text:p>
      <text:p text:style-name="Standard"><text:s text:c="2"/>259 <text:s/>sudo apt-get remove --auto-remove openjdk</text:p>
      <text:p text:style-name="Standard"><text:s text:c="2"/>260 <text:s/>sudo apt-get update</text:p>
      <text:p text:style-name="Standard"><text:s text:c="2"/>261 <text:s/>sudo apt-get install -y unzip xvfb libxi6 libgconf-2-4</text:p>
      <text:p text:style-name="Standard"><text:s text:c="2"/>262 <text:s/>sudo apt-get install default-jdk </text:p>
      <text:p text:style-name="Standard"><text:soft-page-break/><text:s text:c="2"/>263 <text:s/>clear</text:p>
      <text:p text:style-name="Standard"><text:s text:c="2"/>264 <text:s/>cd Documents</text:p>
      <text:p text:style-name="Standard"><text:s text:c="2"/>265 <text:s/>ruby launchbrowser.rb</text:p>
      <text:p text:style-name="Standard"><text:s text:c="2"/>266 <text:s/>sudo gem install --no-user-install selenium-webdriver</text:p>
      <text:p text:style-name="Standard"><text:s text:c="2"/>267 <text:s/>ruby launchbrowser.rb</text:p>
      <text:p text:style-name="Standard"><text:s text:c="2"/>268 <text:s/>chromedriver -v</text:p>
      <text:p text:style-name="Standard"><text:s text:c="2"/>269 <text:s/>sudo pip install selenium</text:p>
      <text:p text:style-name="Standard"><text:s text:c="2"/>270 <text:s/>sudo apt-get install selenium webdriver</text:p>
      <text:p text:style-name="Standard"><text:s text:c="2"/>271 <text:s/>ruby launchbrowser.rb</text:p>
      <text:p text:style-name="Standard"><text:s text:c="2"/>272 <text:s/>sudo apt install ruby ruby-dev</text:p>
      <text:p text:style-name="Standard"><text:s text:c="2"/>273 <text:s/>sudo gem install selenium-webdriver</text:p>
      <text:p text:style-name="Standard"><text:s text:c="2"/>274 <text:s/>ruby launchbrowser.rb</text:p>
      <text:p text:style-name="Standard"><text:s text:c="2"/>275 <text:s/>ruby --version</text:p>
      <text:p text:style-name="Standard"><text:s text:c="2"/>276 <text:s/>gem install seleniuim-webdriver</text:p>
      <text:p text:style-name="Standard"><text:s text:c="2"/>277 <text:s/>gem install selenium-webdriver</text:p>
      <text:p text:style-name="Standard"><text:s text:c="2"/>278 <text:s/>sudo gem install selenium-webdriver</text:p>
      <text:p text:style-name="Standard"><text:s text:c="2"/>279 <text:s/>cd</text:p>
      <text:p text:style-name="Standard"><text:s text:c="2"/>280 <text:s/>sudo apt-get update</text:p>
      <text:p text:style-name="Standard"><text:s text:c="2"/>281 <text:s/>sudo gem install selenium-webdriver</text:p>
      <text:p text:style-name="Standard"><text:s text:c="2"/>282 <text:s/>sudo gem install rake</text:p>
      <text:p text:style-name="Standard"><text:s text:c="2"/>283 <text:s/>sudo gem install rubocop</text:p>
      <text:p text:style-name="Standard"><text:s text:c="2"/>284 <text:s/>rake --version</text:p>
      <text:p text:style-name="Standard"><text:s text:c="2"/>285 <text:s/>sudo gem install selenium-webdriver</text:p>
      <text:p text:style-name="Standard"><text:s text:c="2"/>286 <text:s/>cd Documents</text:p>
      <text:p text:style-name="Standard"><text:s text:c="2"/>287 <text:s/>ruby launchbrowser.rb</text:p>
      <text:p text:style-name="Standard"><text:s text:c="2"/>288 <text:s/>history</text:p>
      <text:p text:style-name="Standard"><text:s text:c="2"/>289 <text:s/>ruby trial.rb</text:p>
      <text:p text:style-name="Standard"><text:s text:c="2"/>290 <text:s/>ruby launchbrowser.rb</text:p>
      <text:p text:style-name="Standard"><text:s text:c="2"/>291 <text:s/>cd Documents</text:p>
      <text:p text:style-name="Standard"><text:s text:c="2"/>292 <text:s/>ruby launchbrowser.rb</text:p>
      <text:p text:style-name="Standard"><text:s text:c="2"/>293 <text:s/>ruby trial.rb</text:p>
      <text:p text:style-name="Standard"><text:s text:c="2"/>294 <text:s/>cd Documents</text:p>
      <text:p text:style-name="Standard"><text:s text:c="2"/>295 <text:s/>ruby trial.rb</text:p>
      <text:p text:style-name="Standard"><text:s text:c="2"/>296 <text:s/>cd Documents</text:p>
      <text:p text:style-name="Standard"><text:s text:c="2"/>297 <text:s/>ruby trial.rb</text:p>
      <text:p text:style-name="Standard"><text:s text:c="2"/>298 <text:s/>gedit ~/.bashrc</text:p>
      <text:p text:style-name="Standard"><text:s text:c="2"/>299 <text:s/>gedit ~/.bash_profile</text:p>
      <text:p text:style-name="Standard"><text:s text:c="2"/>300 <text:s/>ruby trial.rb</text:p>
      <text:p text:style-name="Standard"><text:s text:c="2"/>301 <text:s/>cd Documents</text:p>
      <text:p text:style-name="Standard"><text:s text:c="2"/>302 <text:s/>ruby trial.rb</text:p>
      <text:p text:style-name="Standard"><text:s text:c="2"/>303 <text:s/>ruby helloname.rb</text:p>
      <text:p text:style-name="Standard"><text:s text:c="2"/>304 <text:s/>3stringeval.rb</text:p>
      <text:p text:style-name="Standard"><text:s text:c="2"/>305 <text:s/>ruby 3stringeval.rb</text:p>
      <text:p text:style-name="Standard"><text:s text:c="2"/>306 <text:s/>ruby 4caltax.rb</text:p>
      <text:p text:style-name="Standard"><text:s text:c="2"/>307 <text:s/>cd Documents</text:p>
      <text:p text:style-name="Standard"><text:s text:c="2"/>308 <text:s/>ruby helloname.rb</text:p>
      <text:p text:style-name="Standard"><text:s text:c="2"/>309 <text:s/>ruby 3stringeval.rb</text:p>
      <text:p text:style-name="Standard"><text:s text:c="2"/>310 <text:s/>ruby 4caltax.rb</text:p>
      <text:p text:style-name="Standard"><text:s text:c="2"/>311 <text:s/>ruby 5taxcal.rb</text:p>
      <text:p text:style-name="Standard"><text:s text:c="2"/>312 <text:s/>cd Documents</text:p>
      <text:p text:style-name="Standard"><text:s text:c="2"/>313 <text:s/>ruby variables.rb</text:p>
      <text:p text:style-name="Standard"><text:s text:c="2"/>314 <text:s/>ruby 6dog.rb</text:p>
      <text:p text:style-name="Standard"><text:soft-page-break/><text:s text:c="2"/>315 <text:s/>ruby 7treasure.rb</text:p>
      <text:p text:style-name="Standard"><text:s text:c="2"/>316 <text:s/>ruby p.rb</text:p>
      <text:p text:style-name="Standard"><text:s text:c="2"/>317 <text:s/>ruby 8to_s.rb</text:p>
      <text:p text:style-name="Standard"><text:s text:c="2"/>318 <text:s/>cd Documents</text:p>
      <text:p text:style-name="Standard"><text:s text:c="2"/>319 <text:s/>cd ruby chap1</text:p>
      <text:p text:style-name="Standard"><text:s text:c="2"/>320 <text:s/>ruby 8to_s.rb</text:p>
      <text:p text:style-name="Standard"><text:s text:c="2"/>321 <text:s/>ruby 1adventure.rb</text:p>
      <text:p text:style-name="Standard"><text:s text:c="2"/>322 <text:s/>ruby 7treasure.rb</text:p>
      <text:p text:style-name="Standard"><text:s text:c="2"/>323 <text:s/>cd Documents</text:p>
      <text:p text:style-name="Standard"><text:s text:c="2"/>324 <text:s/>ruby 7treasure.rb</text:p>
      <text:p text:style-name="Standard"><text:s text:c="2"/>325 <text:s/>ruby 8to_s.rb</text:p>
      <text:p text:style-name="Standard"><text:s text:c="2"/>326 <text:s/>ruby p.rb</text:p>
      <text:p text:style-name="Standard"><text:s text:c="2"/>327 <text:s/>ruby 7treasure.rb</text:p>
      <text:p text:style-name="Standard"><text:s text:c="2"/>328 <text:s/>ruby 8to_s.rb</text:p>
      <text:p text:style-name="Standard"><text:s text:c="2"/>329 <text:s/>ruby 1adventure.rb</text:p>
      <text:p text:style-name="Standard"><text:s text:c="2"/>330 <text:s/>ruby 2adventure.rb</text:p>
      <text:p text:style-name="Standard"><text:s text:c="2"/>331 <text:s/>ruby super_args.rb</text:p>
      <text:p text:style-name="Standard"><text:s text:c="2"/>332 <text:s/>ruby 1adventure.rb</text:p>
      <text:p text:style-name="Standard"><text:s text:c="2"/>333 <text:s/>ruby accessors2.rb</text:p>
      <text:p text:style-name="Standard"><text:s text:c="2"/>334 <text:s/>ruby accessors3.rb</text:p>
      <text:p text:style-name="Standard"><text:s text:c="2"/>335 <text:s/>cd Documents</text:p>
      <text:p text:style-name="Standard"><text:s text:c="2"/>336 <text:s/>ruby super.rb</text:p>
      <text:p text:style-name="Standard"><text:s text:c="2"/>337 <text:s/>ruby superclasses.rb</text:p>
      <text:p text:style-name="Standard"><text:s text:c="2"/>338 <text:s/>ruby partial_classes.rb</text:p>
      <text:p text:style-name="Standard"><text:s text:c="2"/>339 <text:s/>ruby classconsts.rb</text:p>
      <text:p text:style-name="Standard"><text:s text:c="2"/>340 <text:s/>ruby 1strings.rb</text:p>
      <text:p text:style-name="Standard"><text:s text:c="2"/>341 <text:s/>ruby 2strings.rb</text:p>
      <text:p text:style-name="Standard"><text:s text:c="2"/>342 <text:s/>ruby 3strings.rb</text:p>
      <text:p text:style-name="Standard"><text:s text:c="2"/>343 <text:s/>ruby 4backquotes.rb</text:p>
      <text:p text:style-name="Standard"><text:s text:c="2"/>344 <text:s/>ruby accessors2.rb</text:p>
      <text:p text:style-name="Standard"><text:s text:c="2"/>345 <text:s/>ruby 4backquotes.rb</text:p>
      <text:p text:style-name="Standard"><text:s text:c="2"/>346 <text:s/>ruby string_concat.rb</text:p>
      <text:p text:style-name="Standard"><text:s text:c="2"/>347 <text:s/>ruby string_assign.rb</text:p>
      <text:p text:style-name="Standard"><text:s text:c="2"/>348 <text:s/>ruby string_index.rb</text:p>
      <text:p text:style-name="Standard"><text:s text:c="2"/>349 <text:s/>ruby string_methods.rb</text:p>
      <text:p text:style-name="Standard"><text:s text:c="2"/>350 <text:s/>cd Documents</text:p>
      <text:p text:style-name="Standard"><text:s text:c="2"/>351 <text:s/>ruby chop_chomp.rb</text:p>
      <text:p text:style-name="Standard"><text:s text:c="2"/>352 <text:s/>cd Documents</text:p>
      <text:p text:style-name="Standard"><text:s text:c="2"/>353 <text:s/>ruby string_concat.rb</text:p>
      <text:p text:style-name="Standard"><text:s text:c="2"/>354 <text:s/>ruby string_assign.rb</text:p>
      <text:p text:style-name="Standard"><text:s text:c="2"/>355 <text:s/>ruby string_index.rb</text:p>
      <text:p text:style-name="Standard"><text:s text:c="2"/>356 <text:s/>ruby string_methods.rb</text:p>
      <text:p text:style-name="Standard"><text:s text:c="2"/>357 <text:s/>ruby chop_chomp.rb</text:p>
      <text:p text:style-name="Standard"><text:s text:c="2"/>358 <text:s/>ruby array0.rb</text:p>
      <text:p text:style-name="Standard"><text:s text:c="2"/>359 <text:s/>ruby array1.rb</text:p>
      <text:p text:style-name="Standard"><text:s text:c="2"/>360 <text:s/>ruby array3.rb</text:p>
      <text:p text:style-name="Standard"><text:s text:c="2"/>361 <text:s/>ruby dir_array.rb</text:p>
      <text:p text:style-name="Standard"><text:s text:c="2"/>362 <text:s/>ruby multi_array</text:p>
      <text:p text:style-name="Standard"><text:s text:c="2"/>363 <text:s/>ruby multi_array.rb</text:p>
      <text:p text:style-name="Standard"><text:s text:c="2"/>364 <text:s/>ruby multi_array2.rb</text:p>
      <text:p text:style-name="Standard"><text:s text:c="2"/>365 <text:s/>ruby array_index.rb</text:p>
      <text:p text:style-name="Standard"><text:s text:c="2"/>366 <text:s/>ruby array_assign.rb</text:p>
      <text:p text:style-name="Standard"><text:soft-page-break/><text:s text:c="2"/>367 <text:s/>ruby array_copy.rb</text:p>
      <text:p text:style-name="Standard"><text:s text:c="2"/>368 <text:s/>ruby array_compare.rb</text:p>
      <text:p text:style-name="Standard"><text:s text:c="2"/>369 <text:s/>ruby array_sort.rb</text:p>
      <text:p text:style-name="Standard"><text:s text:c="2"/>370 <text:s/>ruby comparisions.rb</text:p>
      <text:p text:style-name="Standard"><text:s text:c="2"/>371 <text:s/>ruby array_methods.rb</text:p>
      <text:p text:style-name="Standard"><text:s text:c="2"/>372 <text:s/>ruby hash1.rb</text:p>
      <text:p text:style-name="Standard"><text:s text:c="2"/>373 <text:s/>ruby for_loop.rb</text:p>
      <text:p text:style-name="Standard"><text:s text:c="2"/>374 <text:s/>ruby for_each.rb</text:p>
      <text:p text:style-name="Standard"><text:s text:c="2"/>375 <text:s/>cd Documents</text:p>
      <text:p text:style-name="Standard"><text:s text:c="2"/>376 <text:s/>ruby for_each.rb</text:p>
      <text:p text:style-name="Standard"><text:s text:c="2"/>377 <text:s/>ruby each_loop.rb</text:p>
      <text:p text:style-name="Standard"><text:s text:c="2"/>378 <text:s/>ruby for_each.rb</text:p>
      <text:p text:style-name="Standard"><text:s text:c="2"/>379 <text:s/>ruby for_to.rb</text:p>
      <text:p text:style-name="Standard"><text:s text:c="2"/>380 <text:s/>ruby for_each2.rb</text:p>
      <text:p text:style-name="Standard"><text:s text:c="2"/>381 <text:s/>ruby multi_array3.rb</text:p>
      <text:p text:style-name="Standard"><text:s text:c="2"/>382 <text:s/>ruby block_syntax.rb </text:p>
      <text:p text:style-name="Standard"><text:s text:c="2"/>383 <text:s/>ruby 1loops.rb </text:p>
      <text:p text:style-name="Standard"><text:s text:c="2"/>384 <text:s/>ruby 2loops.rb </text:p>
      <text:p text:style-name="Standard"><text:s text:c="2"/>385 <text:s/>ruby until.rb</text:p>
      <text:p text:style-name="Standard"><text:s text:c="2"/>386 <text:s/>ruby 3loops.rb</text:p>
      <text:p text:style-name="Standard"><text:s text:c="2"/>387 <text:s/>ruby if_else.rb</text:p>
      <text:p text:style-name="Standard"><text:s text:c="2"/>388 <text:s/>ruby if_then.rb</text:p>
      <text:p text:style-name="Standard"><text:s text:c="2"/>389 <text:s/>ruby and_or_wrong.rb</text:p>
      <text:p text:style-name="Standard"><text:s text:c="2"/>390 <text:s/>rubya</text:p>
      <text:p text:style-name="Standard"><text:s text:c="2"/>391 <text:s/>ruby and_or.rb</text:p>
      <text:p text:style-name="Standard"><text:s text:c="2"/>392 <text:s/>ruby days.rb</text:p>
      <text:p text:style-name="Standard"><text:s text:c="2"/>393 <text:s/>ruby if_elsif.rb</text:p>
      <text:p text:style-name="Standard"><text:s text:c="2"/>394 <text:s/>ruby if_elsif2.rb</text:p>
      <text:p text:style-name="Standard"><text:s text:c="2"/>395 <text:s/>ruby if_else_alt.rb</text:p>
      <text:p text:style-name="Standard"><text:s text:c="2"/>396 <text:s/>ruby days2.rb</text:p>
      <text:p text:style-name="Standard"><text:s text:c="2"/>397 <text:s/>ruby unless.rb</text:p>
      <text:p text:style-name="Standard"><text:s text:c="2"/>398 <text:s/>ruby if_unless_mod.rb</text:p>
      <text:p text:style-name="Standard"><text:s text:c="2"/>399 <text:s/>ruby case.rb</text:p>
      <text:p text:style-name="Standard"><text:s text:c="2"/>400 <text:s/>ruby case2.rb</text:p>
      <text:p text:style-name="Standard"><text:s text:c="2"/>401 <text:s/>cd Documents</text:p>
      <text:p text:style-name="Standard"><text:s text:c="2"/>402 <text:s/>ruby class_methods1.rb</text:p>
      <text:p text:style-name="Standard"><text:s text:c="2"/>403 <text:s/>ruby hash1.rb</text:p>
      <text:p text:style-name="Standard"><text:s text:c="2"/>404 <text:s/>ruby helloworld_1.rb</text:p>
      <text:p text:style-name="Standard"><text:s text:c="2"/>405 <text:s/>ruby helloname_2</text:p>
      <text:p text:style-name="Standard"><text:s text:c="2"/>406 <text:s/>ruby helloname_2.rb</text:p>
      <text:p text:style-name="Standard"><text:s text:c="2"/>407 <text:s/>ruby string_eval_3.rb</text:p>
      <text:p text:style-name="Standard"><text:s text:c="2"/>408 <text:s/>ruby caltax_4.rb</text:p>
      <text:p text:style-name="Standard"><text:s text:c="2"/>409 <text:s/>ruby practice.rb</text:p>
      <text:p text:style-name="Standard"><text:s text:c="2"/>410 <text:s/>ruby area_of_circle.rb</text:p>
      <text:p text:style-name="Standard"><text:s text:c="2"/>411 <text:s/>cd Documents</text:p>
      <text:p text:style-name="Standard"><text:s text:c="2"/>412 <text:s/>ruby takingarrayinput.rb</text:p>
      <text:p text:style-name="Standard"><text:s text:c="2"/>413 <text:s/>2</text:p>
      <text:p text:style-name="Standard"><text:s text:c="2"/>414 <text:s/>cd Documents</text:p>
      <text:p text:style-name="Standard"><text:s text:c="2"/>415 <text:s/>ruby takingarrayinput.rb</text:p>
      <text:p text:style-name="Standard"><text:s text:c="2"/>416 <text:s/>ruby area_of_circle.rb</text:p>
      <text:p text:style-name="Standard"><text:s text:c="2"/>417 <text:s/>ruby comparision.rb</text:p>
      <text:p text:style-name="Standard"><text:s text:c="2"/>418 <text:s/>ruby comparisions.rb</text:p>
      <text:p text:style-name="Standard"><text:soft-page-break/><text:s text:c="2"/>419 <text:s/>ruby takingarrayinput.rb</text:p>
      <text:p text:style-name="Standard"><text:s text:c="2"/>420 <text:s/>ruby integer_length.rb</text:p>
      <text:p text:style-name="Standard"><text:s text:c="2"/>421 <text:s/>ruby interger_length.rb</text:p>
      <text:p text:style-name="Standard"><text:s text:c="2"/>422 <text:s/>ruby integer_length.rb</text:p>
      <text:p text:style-name="Standard"><text:s text:c="2"/>423 <text:s/>cd Documents</text:p>
      <text:p text:style-name="Standard"><text:s text:c="2"/>424 <text:s/>ruby integer_length.rb</text:p>
      <text:p text:style-name="Standard"><text:s text:c="2"/>425 <text:s/>ruby string_compare.rb</text:p>
      <text:p text:style-name="Standard"><text:s text:c="2"/>426 <text:s/>cd Documents/s</text:p>
      <text:p text:style-name="Standard"><text:s text:c="2"/>427 <text:s/>ruby integer_or_float.rb</text:p>
      <text:p text:style-name="Standard"><text:s text:c="2"/>428 <text:s/>23</text:p>
      <text:p text:style-name="Standard"><text:s text:c="2"/>429 <text:s/>ruby integer_or_float.rb</text:p>
      <text:p text:style-name="Standard"><text:s text:c="2"/>430 <text:s/>ruby string_compare.rb</text:p>
      <text:p text:style-name="Standard"><text:s text:c="2"/>431 <text:s/>cd practice</text:p>
      <text:p text:style-name="Standard"><text:s text:c="2"/>432 <text:s/>ruby integer_length.rb</text:p>
      <text:p text:style-name="Standard"><text:s text:c="2"/>433 <text:s/>ruby divisible.rb</text:p>
      <text:p text:style-name="Standard"><text:s text:c="2"/>434 <text:s/>ruby takingarrayinput.rb</text:p>
      <text:p text:style-name="Standard"><text:s text:c="2"/>435 <text:s/>ruby takingarrayinput.rb2</text:p>
      <text:p text:style-name="Standard"><text:s text:c="2"/>436 <text:s/>3</text:p>
      <text:p text:style-name="Standard"><text:s text:c="2"/>437 <text:s/>ruby takingarrayinput.rb2</text:p>
      <text:p text:style-name="Standard"><text:s text:c="2"/>438 <text:s/>ruby takingarrayinput.rb</text:p>
      <text:p text:style-name="Standard"><text:s text:c="2"/>439 <text:s/>cd</text:p>
      <text:p text:style-name="Standard"><text:s text:c="2"/>440 <text:s/>cd Documents</text:p>
      <text:p text:style-name="Standard"><text:s text:c="2"/>441 <text:s/>ruby takingarrayinput.rb</text:p>
      <text:p text:style-name="Standard"><text:s text:c="2"/>442 <text:s/>cd practice</text:p>
      <text:p text:style-name="Standard"><text:s text:c="2"/>443 <text:s/>ruby takingarrayinput.rb</text:p>
      <text:p text:style-name="Standard"><text:s text:c="2"/>444 <text:s/>ruby a_input_product.rb</text:p>
      <text:p text:style-name="Standard"><text:s text:c="2"/>445 <text:s/>ruby a_input_add.rb</text:p>
      <text:p text:style-name="Standard"><text:s text:c="2"/>446 <text:s/>ruby a_input_product.rb</text:p>
      <text:p text:style-name="Standard"><text:s text:c="2"/>447 <text:s/>ruby a_input_add.rb</text:p>
      <text:p text:style-name="Standard"><text:s text:c="2"/>448 <text:s/>ruby SI.rb</text:p>
      <text:p text:style-name="Standard"><text:s text:c="2"/>449 <text:s/>cd Documents</text:p>
      <text:p text:style-name="Standard"><text:s text:c="2"/>450 <text:s/>ruby comparisions.rb</text:p>
      <text:p text:style-name="Standard"><text:s text:c="2"/>451 <text:s/>cd practice</text:p>
      <text:p text:style-name="Standard"><text:s text:c="2"/>452 <text:s/>ruby a_input_add.rb</text:p>
      <text:p text:style-name="Standard"><text:s text:c="2"/>453 <text:s/>ruby a_input_product.rb</text:p>
      <text:p text:style-name="Standard"><text:s text:c="2"/>454 <text:s/>cd Documents</text:p>
      <text:p text:style-name="Standard"><text:s text:c="2"/>455 <text:s/>ruby a_input_product.rb</text:p>
      <text:p text:style-name="Standard"><text:s text:c="2"/>456 <text:s/>cd practice</text:p>
      <text:p text:style-name="Standard"><text:s text:c="2"/>457 <text:s/>ruby a_input_product.rb</text:p>
      <text:p text:style-name="Standard"><text:s text:c="2"/>458 <text:s/>cd sample2</text:p>
      <text:p text:style-name="Standard"><text:s text:c="2"/>459 <text:s/>cd Sample2</text:p>
      <text:p text:style-name="Standard"><text:s text:c="2"/>460 <text:s/>cucumber features/video.feature</text:p>
      <text:p text:style-name="Standard"><text:s text:c="2"/>461 <text:s/>ruby a_input_product.rb</text:p>
      <text:p text:style-name="Standard"><text:s text:c="2"/>462 <text:s/>cucumber features/video.feature</text:p>
      <text:p text:style-name="Standard"><text:s text:c="2"/>463 <text:s/>bundle update</text:p>
      <text:p text:style-name="Standard"><text:s text:c="2"/>464 <text:s/>sudo gem install bundler</text:p>
      <text:p text:style-name="Standard"><text:s text:c="2"/>465 <text:s/>cucumber features/video.feature</text:p>
      <text:p text:style-name="Standard"><text:s text:c="2"/>466 <text:s/>sudo gem install bundler</text:p>
      <text:p text:style-name="Standard"><text:s text:c="2"/>467 <text:s/>cucumber features/video.feature</text:p>
      <text:p text:style-name="Standard"><text:s text:c="2"/>468 <text:s/>bundle install</text:p>
      <text:p text:style-name="Standard"><text:s text:c="2"/>469 <text:s/>gem install bundler</text:p>
      <text:p text:style-name="Standard"><text:s text:c="2"/>470 <text:s/>ruby -v</text:p>
      <text:p text:style-name="Standard"><text:soft-page-break/><text:s text:c="2"/>471 <text:s/>bundle update</text:p>
      <text:p text:style-name="Standard"><text:s text:c="2"/>472 <text:s/>cucumber features/video.feature</text:p>
      <text:p text:style-name="Standard"><text:s text:c="2"/>473 <text:s/>sudo gem install bundle</text:p>
      <text:p text:style-name="Standard"><text:s text:c="2"/>474 <text:s/>cucumber features/video.feature</text:p>
      <text:p text:style-name="Standard"><text:s text:c="2"/>475 <text:s/>bundle install</text:p>
      <text:p text:style-name="Standard"><text:s text:c="2"/>476 <text:s/>bundle update</text:p>
      <text:p text:style-name="Standard"><text:s text:c="2"/>477 <text:s/>bundle version</text:p>
      <text:p text:style-name="Standard"><text:s text:c="2"/>478 <text:s/>which bundle</text:p>
      <text:p text:style-name="Standard"><text:s text:c="2"/>479 <text:s/>sudo gem install bundle</text:p>
      <text:p text:style-name="Standard"><text:s text:c="2"/>480 <text:s/>cucumber features/video.feature</text:p>
      <text:p text:style-name="Standard"><text:s text:c="2"/>481 <text:s/>sudo apt-get update</text:p>
      <text:p text:style-name="Standard"><text:s text:c="2"/>482 <text:s/>sudo apt-get install ruby-byebug</text:p>
      <text:p text:style-name="Standard"><text:s text:c="2"/>483 <text:s/>cucumber features/video.feature</text:p>
      <text:p text:style-name="Standard"><text:s text:c="2"/>484 <text:s/>cd Documents</text:p>
      <text:p text:style-name="Standard"><text:s text:c="2"/>485 <text:s/>ruby hash1.rb</text:p>
      <text:p text:style-name="Standard"><text:s text:c="2"/>486 <text:s/>cd Samole3</text:p>
      <text:p text:style-name="Standard"><text:s text:c="2"/>487 <text:s/>cd Sample3</text:p>
      <text:p text:style-name="Standard"><text:s text:c="2"/>488 <text:s/>cd Documents</text:p>
      <text:p text:style-name="Standard"><text:s text:c="2"/>489 <text:s/>cd Sample3</text:p>
      <text:p text:style-name="Standard"><text:s text:c="2"/>490 <text:s/>cd Sample 3</text:p>
      <text:p text:style-name="Standard"><text:s text:c="2"/>491 <text:s/>cd Sample3</text:p>
      <text:p text:style-name="Standard"><text:s text:c="2"/>492 <text:s/>cucumber features/discovery.feature</text:p>
      <text:p text:style-name="Standard"><text:s text:c="2"/>493 <text:s/>cucumber features/rec.feature</text:p>
      <text:p text:style-name="Standard"><text:s text:c="2"/>494 <text:s/>cucumber features/video.feature</text:p>
      <text:p text:style-name="Standard"><text:s text:c="2"/>495 <text:s/>cd</text:p>
      <text:p text:style-name="Standard"><text:s text:c="2"/>496 <text:s/>cd Sample2</text:p>
      <text:p text:style-name="Standard"><text:s text:c="2"/>497 <text:s/>cucumber features/video.feature</text:p>
      <text:p text:style-name="Standard"><text:s text:c="2"/>498 <text:s/>cd</text:p>
      <text:p text:style-name="Standard"><text:s text:c="2"/>499 <text:s/>cd Sample3</text:p>
      <text:p text:style-name="Standard"><text:s text:c="2"/>500 <text:s/>cucumber features/rec.feature</text:p>
      <text:p text:style-name="Standard"><text:s text:c="2"/>501 <text:s/>cd Sample3</text:p>
      <text:p text:style-name="Standard"><text:s text:c="2"/>502 <text:s/>cucumber features/rec.feature</text:p>
      <text:p text:style-name="Standard"><text:s text:c="2"/>503 <text:s/>cucumber features/cursor.feature</text:p>
      <text:p text:style-name="Standard"><text:s text:c="2"/>504 <text:s/>cd Sample3</text:p>
      <text:p text:style-name="Standard"><text:s text:c="2"/>505 <text:s/>cucumber features/discovery.feature</text:p>
      <text:p text:style-name="Standard"><text:s text:c="2"/>506 <text:s/>cucumber features/cursor.feature</text:p>
      <text:p text:style-name="Standard"><text:s text:c="2"/>507 <text:s/>cucumber features/carousel.feature</text:p>
      <text:p text:style-name="Standard"><text:s text:c="2"/>508 <text:s/>cucumber features/apl.feature</text:p>
      <text:p text:style-name="Standard"><text:s text:c="2"/>509 <text:s/>cd</text:p>
      <text:p text:style-name="Standard"><text:s text:c="2"/>510 <text:s/>cd Sample4</text:p>
      <text:p text:style-name="Standard"><text:s text:c="2"/>511 <text:s/>cd</text:p>
      <text:p text:style-name="Standard"><text:s text:c="2"/>512 <text:s/>cd Sample4</text:p>
      <text:p text:style-name="Standard"><text:s text:c="2"/>513 <text:s/>cucumber features/watchlive.feature</text:p>
      <text:p text:style-name="Standard"><text:s text:c="2"/>514 <text:s/>cd</text:p>
      <text:p text:style-name="Standard"><text:s text:c="2"/>515 <text:s/>cd Sample5</text:p>
      <text:p text:style-name="Standard"><text:s text:c="2"/>516 <text:s/>cucumber features/search.feature</text:p>
      <text:p text:style-name="Standard"><text:s text:c="2"/>517 <text:s/>cd Sample5</text:p>
      <text:p text:style-name="Standard"><text:s text:c="2"/>518 <text:s/>cucumber features/search.feature</text:p>
      <text:p text:style-name="Standard"><text:s text:c="2"/>519 <text:s/>cd</text:p>
      <text:p text:style-name="Standard"><text:s text:c="2"/>520 <text:s/>cs Sample3</text:p>
      <text:p text:style-name="Standard"><text:s text:c="2"/>521 <text:s/>cd Sample3</text:p>
      <text:p text:style-name="Standard"><text:s text:c="2"/>522 <text:s/>cd </text:p>
      <text:p text:style-name="Standard"><text:soft-page-break/><text:s text:c="2"/>523 <text:s/>cd Sample5</text:p>
      <text:p text:style-name="Standard"><text:s text:c="2"/>524 <text:s/>cucumber features/search.feature</text:p>
      <text:p text:style-name="Standard"><text:s text:c="2"/>525 <text:s/>cd </text:p>
      <text:p text:style-name="Standard"><text:s text:c="2"/>526 <text:s/>cd Sample3</text:p>
      <text:p text:style-name="Standard"><text:s text:c="2"/>527 <text:s/>cucumber features/rec.feature</text:p>
      <text:p text:style-name="Standard"><text:s text:c="2"/>528 <text:s/>cd Sample3</text:p>
      <text:p text:style-name="Standard"><text:s text:c="2"/>529 <text:s/>cd Sample5</text:p>
      <text:p text:style-name="Standard"><text:s text:c="2"/>530 <text:s/>cucumber feature/search.fearure</text:p>
      <text:p text:style-name="Standard"><text:s text:c="2"/>531 <text:s/>cucumber features/search.fearure</text:p>
      <text:p text:style-name="Standard"><text:s text:c="2"/>532 <text:s/>cucumber features/search.feature</text:p>
      <text:p text:style-name="Standard"><text:s text:c="2"/>533 <text:s/>cucumber features/rec.feature</text:p>
      <text:p text:style-name="Standard"><text:s text:c="2"/>534 <text:s/>cd</text:p>
      <text:p text:style-name="Standard"><text:s text:c="2"/>535 <text:s/>cd Sample3</text:p>
      <text:p text:style-name="Standard"><text:s text:c="2"/>536 <text:s/>cucumber features/rec.feature</text:p>
      <text:p text:style-name="Standard"><text:s text:c="2"/>537 <text:s/>cd</text:p>
      <text:p text:style-name="Standard"><text:s text:c="2"/>538 <text:s/>cd Sample4</text:p>
      <text:p text:style-name="Standard"><text:s text:c="2"/>539 <text:s/>cucumber features/watchlive.feature</text:p>
      <text:p text:style-name="Standard"><text:s text:c="2"/>540 <text:s/>cd</text:p>
      <text:p text:style-name="Standard"><text:s text:c="2"/>541 <text:s/>cd Desktop/</text:p>
      <text:p text:style-name="Standard"><text:s text:c="2"/>542 <text:s/>git clone https://github.com/discovery-digital/discgo-qa-cucumber-tests.git</text:p>
      <text:p text:style-name="Standard"><text:s text:c="2"/>543 <text:s/>sudo apt install git</text:p>
      <text:p text:style-name="Standard"><text:s text:c="2"/>544 <text:s/>git clone https://github.com/discovery-digital/discgo-qa-cucumber-tests.git</text:p>
      <text:p text:style-name="Standard"><text:s text:c="2"/>545 <text:s/>cd discgo-qa-cucumber-tests/</text:p>
      <text:p text:style-name="Standard"><text:s text:c="2"/>546 <text:s/>vi .env</text:p>
      <text:p text:style-name="Standard"><text:s text:c="2"/>547 <text:s/>gedit .env</text:p>
      <text:p text:style-name="Standard"><text:s text:c="2"/>548 <text:s/>cucumber features/login.feature </text:p>
      <text:p text:style-name="Standard"><text:s text:c="2"/>549 <text:s/>sudo gem install libyaml</text:p>
      <text:p text:style-name="Standard"><text:s text:c="2"/>550 <text:s/>cd</text:p>
      <text:p text:style-name="Standard"><text:s text:c="2"/>551 <text:s/>sudo gem install bundler</text:p>
      <text:p text:style-name="Standard"><text:s text:c="2"/>552 <text:s/>cd Desktop</text:p>
      <text:p text:style-name="Standard"><text:s text:c="2"/>553 <text:s/>cd discgo-qa-cucumber-tests/</text:p>
      <text:p text:style-name="Standard"><text:s text:c="2"/>554 <text:s/>bundle install</text:p>
      <text:p text:style-name="Standard"><text:s text:c="2"/>555 <text:s/>sudo gem install libyaml</text:p>
      <text:p text:style-name="Standard"><text:s text:c="2"/>556 <text:s/>sudo gem install libsaml</text:p>
      <text:p text:style-name="Standard"><text:s text:c="2"/>557 <text:s/>cd Desktop/</text:p>
      <text:p text:style-name="Standard"><text:s text:c="2"/>558 <text:s/>cd discgo-qa-cucumber-tests/</text:p>
      <text:p text:style-name="Standard"><text:s text:c="2"/>559 <text:s/>cucumber features/login.feature </text:p>
      <text:p text:style-name="Standard"><text:s text:c="2"/>560 <text:s/>cd Desktop/discgo-qa-cucumber-tests/</text:p>
      <text:p text:style-name="Standard"><text:s text:c="2"/>561 <text:s/>gem cleanup</text:p>
      <text:p text:style-name="Standard"><text:s text:c="2"/>562 <text:s/>cd Desktop/discgo-qa-cucumber-tests/</text:p>
      <text:p text:style-name="Standard"><text:s text:c="2"/>563 <text:s/>cucumber features/login.feature </text:p>
      <text:p text:style-name="Standard"><text:s text:c="2"/>564 <text:s/>gem cleanup rake</text:p>
      <text:p text:style-name="Standard"><text:s text:c="2"/>565 <text:s/>cucumber features/login.feature </text:p>
      <text:p text:style-name="Standard"><text:s text:c="2"/>566 <text:s/>bundle exec</text:p>
      <text:p text:style-name="Standard"><text:s text:c="2"/>567 <text:s/>bundle install</text:p>
      <text:p text:style-name="Standard"><text:s text:c="2"/>568 <text:s/>cucumber features/login.feature </text:p>
      <text:p text:style-name="Standard"><text:s text:c="2"/>569 <text:s/>cd</text:p>
      <text:p text:style-name="Standard"><text:s text:c="2"/>570 <text:s/>gem install bundler</text:p>
      <text:p text:style-name="Standard"><text:s text:c="2"/>571 <text:s/>sudo gem install bundler</text:p>
      <text:p text:style-name="Standard"><text:s text:c="2"/>572 <text:s/>cd Desktop/discgo-qa-cucumber-tests/</text:p>
      <text:p text:style-name="Standard"><text:s text:c="2"/>573 <text:s/>cucumber features/login.feature </text:p>
      <text:p text:style-name="Standard"><text:s text:c="2"/>574 <text:s/>bundle exec rake</text:p>
      <text:p text:style-name="Standard"><text:soft-page-break/><text:s text:c="2"/>575 <text:s/>bundle install rake</text:p>
      <text:p text:style-name="Standard"><text:s text:c="2"/>576 <text:s/>gem install rake</text:p>
      <text:p text:style-name="Standard"><text:s text:c="2"/>577 <text:s/>sudo gem install rake</text:p>
      <text:p text:style-name="Standard"><text:s text:c="2"/>578 <text:s/>cd Desktop/discgo-qa-cucumber-tests/</text:p>
      <text:p text:style-name="Standard"><text:s text:c="2"/>579 <text:s/>cucumber features/login.feature </text:p>
      <text:p text:style-name="Standard"><text:s text:c="2"/>580 <text:s/>rvm pkg install libyaml</text:p>
      <text:p text:style-name="Standard"><text:s text:c="2"/>581 <text:s/>rvm list~</text:p>
      <text:p text:style-name="Standard"><text:s text:c="2"/>582 <text:s/>rvm list</text:p>
      <text:p text:style-name="Standard"><text:s text:c="2"/>583 <text:s/>rvm reinstall all --force</text:p>
      <text:p text:style-name="Standard"><text:s text:c="2"/>584 <text:s/>rvm list</text:p>
      <text:p text:style-name="Standard"><text:s text:c="2"/>585 <text:s/>rvm install 2.5.1</text:p>
      <text:p text:style-name="Standard"><text:s text:c="2"/>586 <text:s/>sudo apt-get update</text:p>
      <text:p text:style-name="Standard"><text:s text:c="2"/>587 <text:s/>rvm install 2.5.1</text:p>
      <text:p text:style-name="Standard"><text:s text:c="2"/>588 <text:s/>rvm install ruby-2.5.1</text:p>
      <text:p text:style-name="Standard"><text:s text:c="2"/>589 <text:s/>sudo apt-get update</text:p>
      <text:p text:style-name="Standard"><text:s text:c="2"/>590 <text:s/>sudo apt-get upgrade</text:p>
      <text:p text:style-name="Standard"><text:s text:c="2"/>591 <text:s/>sudo apt-get update</text:p>
      <text:p text:style-name="Standard"><text:s text:c="2"/>592 <text:s/>sudo apt-key adv --keyserver keyserver.ubuntu.com --recv-keys 40976EAF437D05B5</text:p>
      <text:p text:style-name="Standard"><text:s text:c="2"/>593 <text:s/>sudo apt-get update</text:p>
      <text:p text:style-name="Standard"><text:s text:c="2"/>594 <text:s/>sudo apt-key adv --keyserver keyserver.ubuntu.com --recv-keys E18CE6625CB26B26</text:p>
      <text:p text:style-name="Standard"><text:s text:c="2"/>595 <text:s/>sudo apt-get update</text:p>
      <text:p text:style-name="Standard"><text:s text:c="2"/>596 <text:s/>rvm list</text:p>
      <text:p text:style-name="Standard"><text:s text:c="2"/>597 <text:s/>rvm install ruby-2.5.1</text:p>
      <text:p text:style-name="Standard"><text:s text:c="2"/>598 <text:s/>rvm help install</text:p>
      <text:p text:style-name="Standard"><text:s text:c="2"/>599 <text:s/>rvm install ruby-2.5.1</text:p>
      <text:p text:style-name="Standard"><text:s text:c="2"/>600 <text:s/>bundle install</text:p>
      <text:p text:style-name="Standard"><text:s text:c="2"/>601 <text:s/>cucumber features/login.feature </text:p>
      <text:p text:style-name="Standard"><text:s text:c="2"/>602 <text:s/>bundle install cucumber features/login.feature </text:p>
      <text:p text:style-name="Standard"><text:s text:c="2"/>603 <text:s/>bundle exec cucumber features/login.feature </text:p>
      <text:p text:style-name="Standard"><text:s text:c="2"/>604 <text:s/>cd Sample3</text:p>
      <text:p text:style-name="Standard"><text:s text:c="2"/>605 <text:s/>cucumber features/rec.feature</text:p>
      <text:p text:style-name="Standard"><text:s text:c="2"/>606 <text:s/>cd</text:p>
      <text:p text:style-name="Standard"><text:s text:c="2"/>607 <text:s/>cd sample4</text:p>
      <text:p text:style-name="Standard"><text:s text:c="2"/>608 <text:s/>cd Sample4</text:p>
      <text:p text:style-name="Standard"><text:s text:c="2"/>609 <text:s/>cucumber features/watchlive.feature</text:p>
      <text:p text:style-name="Standard"><text:s text:c="2"/>610 <text:s/>history</text:p>
      <text:p text:style-name="Standard"><text:s text:c="2"/>611 <text:s/>cd Sample5</text:p>
      <text:p text:style-name="Standard"><text:s text:c="2"/>612 <text:s/>cucumber features/search.feature</text:p>
      <text:p text:style-name="Standard"><text:s text:c="2"/>613 <text:s/>cd</text:p>
      <text:p text:style-name="Standard"><text:s text:c="2"/>614 <text:s/>cd Documents</text:p>
      <text:p text:style-name="Standard"><text:s text:c="2"/>615 <text:s/>ruby n_max_min_arr.rb</text:p>
      <text:p text:style-name="Standard"><text:s text:c="2"/>616 <text:s/>history</text:p>
      <text:p text:style-name="Standard"><text:s text:c="2"/>617 <text:s/>cd</text:p>
      <text:p text:style-name="Standard"><text:s text:c="2"/>618 <text:s/>cd practice</text:p>
      <text:p text:style-name="Standard"><text:s text:c="2"/>619 <text:s/>ruby n_max_min_arr.rb</text:p>
      <text:p text:style-name="Standard"><text:s text:c="2"/>620 <text:s/>cd Sample5</text:p>
      <text:p text:style-name="Standard"><text:s text:c="2"/>621 <text:s/>cucumber features/search.feature</text:p>
      <text:p text:style-name="Standard"><text:s text:c="2"/>622 <text:s/>cd</text:p>
      <text:p text:style-name="Standard"><text:s text:c="2"/>623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0:55:07.207970188</meta:creation-date>
    <dc:date>2019-09-06T10:55:54.157764124</dc:date>
    <meta:editing-duration>PT47S</meta:editing-duration>
    <meta:editing-cycles>1</meta:editing-cycles>
    <meta:document-statistic meta:table-count="0" meta:image-count="0" meta:object-count="0" meta:page-count="15" meta:paragraph-count="703" meta:word-count="2899" meta:character-count="28436" meta:non-whitespace-character-count="23969"/>
    <meta:generator>LibreOffice/6.0.7.3$Linux_X86_64 LibreOffice_project/00m0$Build-3</meta:generator>
  </office:meta>
</office:document-meta>
</file>